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208D00000671584EDD4B.jpg" manifest:media-type="image/jpeg"/>
  <manifest:file-entry manifest:full-path="Pictures/100000000000013D0000006E50460692.jpg" manifest:media-type="image/jpeg"/>
  <manifest:file-entry manifest:full-path="Pictures/100000000000075500000158BFC9A402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19.001cm" style:rel-column-width="65535*"/>
    </style:style>
    <style:style style:name="Tabla3.A1" style:family="table-cell">
      <style:table-cell-properties fo:padding="0.097cm" fo:border="0.05pt solid #000000"/>
    </style:style>
    <style:style style:name="Tabla2" style:family="table">
      <style:table-properties style:width="18.983cm" table:align="right"/>
    </style:style>
    <style:style style:name="Tabla2.A" style:family="table-column">
      <style:table-column-properties style:column-width="18.983cm"/>
    </style:style>
    <style:style style:name="Tabla2.1" style:family="table-row">
      <style:table-row-properties style:min-row-height="4.701cm"/>
    </style:style>
    <style:style style:name="Tabla2.A1" style:family="table-cell">
      <style:table-cell-properties fo:padding="0.097cm" fo:border="0.05pt solid #000000"/>
    </style:style>
    <style:style style:name="Tabla1" style:family="table">
      <style:table-properties style:width="18.983cm" table:align="right"/>
    </style:style>
    <style:style style:name="Tabla1.A" style:family="table-column">
      <style:table-column-properties style:column-width="18.983cm"/>
    </style:style>
    <style:style style:name="Tabla1.1" style:family="table-row">
      <style:table-row-properties style:min-row-height="4.701cm"/>
    </style:style>
    <style:style style:name="Tabla1.A1" style:family="table-cell">
      <style:table-cell-properties fo:padding="0.097cm" fo:border="0.05pt solid #000000"/>
    </style:style>
    <style:style style:name="Tabla5" style:family="table">
      <style:table-properties style:width="18.983cm" table:align="right"/>
    </style:style>
    <style:style style:name="Tabla5.A" style:family="table-column">
      <style:table-column-properties style:column-width="18.983cm"/>
    </style:style>
    <style:style style:name="Tabla5.1" style:family="table-row">
      <style:table-row-properties style:min-row-height="4.701cm"/>
    </style:style>
    <style:style style:name="Tabla5.A1" style:family="table-cell">
      <style:table-cell-properties fo:padding="0.097cm" fo:border="0.05pt solid #000000"/>
    </style:style>
    <style:style style:name="P1" style:family="paragraph" style:parent-style-name="Standard">
      <loext:graphic-properties draw:fill="solid" draw:fill-color="#ccccff" draw:opacity="100%"/>
      <style:paragraph-properties fo:break-before="page" fo:background-color="#ccccff"/>
      <style:text-properties fo:color="#000000" loext:opacity="100%" style:font-name="Arial" fo:font-size="9pt" fo:language="es" fo:country="ES" fo:font-weight="bold" officeooo:rsid="0174d27e" officeooo:paragraph-rsid="01824045" fo:background-color="transparent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" style:family="paragraph" style:parent-style-name="Standard">
      <style:text-properties fo:color="#000000" loext:opacity="100%" style:font-name="Arial" fo:font-size="10pt" fo:language="es" fo:country="ES" fo:font-weight="normal" officeooo:rsid="00b1d991" officeooo:paragraph-rsid="01824045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" style:family="paragraph" style:parent-style-name="Standard">
      <loext:graphic-properties draw:fill="solid" draw:fill-color="#dddddd" draw:opacity="100%"/>
      <style:paragraph-properties fo:background-color="#dddddd"/>
      <style:text-properties fo:color="#0000ff" loext:opacity="100%" style:font-name="Arial" fo:font-size="10pt" fo:language="es" fo:country="ES" fo:font-weight="bold" officeooo:rsid="01a1fb57" officeooo:paragraph-rsid="01824045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" style:family="paragraph" style:parent-style-name="Standard" style:master-page-name="">
      <loext:graphic-properties draw:fill="none"/>
      <style:paragraph-properties fo:margin-left="0.4cm" fo:margin-right="0cm" fo:text-indent="-0.4cm" style:auto-text-indent="false" style:page-number="auto" fo:background-color="transparent"/>
      <style:text-properties fo:color="#000000" loext:opacity="100%" style:font-name="Arial" fo:font-size="10pt" fo:language="es" fo:country="ES" fo:font-weight="normal" officeooo:rsid="0181bdb6" officeooo:paragraph-rsid="01824045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5" style:family="paragraph" style:parent-style-name="Standard" style:list-style-name="L1">
      <style:text-properties officeooo:paragraph-rsid="01824045"/>
    </style:style>
    <style:style style:name="P6" style:family="paragraph" style:parent-style-name="Standard" style:list-style-name="L1">
      <style:text-properties fo:color="#000000" loext:opacity="100%" style:font-name="Arial" fo:font-size="10pt" fo:language="es" fo:country="ES" fo:font-weight="normal" officeooo:rsid="01950d32" officeooo:paragraph-rsid="01824045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7" style:family="paragraph" style:parent-style-name="Standard">
      <style:text-properties fo:color="#000000" loext:opacity="100%" style:font-name="Courier New" fo:font-size="10pt" fo:language="es" fo:country="ES" fo:font-weight="bold" officeooo:rsid="0181bdb6" officeooo:paragraph-rsid="01824045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a143aa" officeooo:paragraph-rsid="01824045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824045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" style:family="paragraph" style:parent-style-name="Standard">
      <loext:graphic-properties draw:fill="solid" draw:fill-color="#dddddd" draw:opacity="100%"/>
      <style:paragraph-properties fo:background-color="#dddddd"/>
      <style:text-properties fo:color="#0000ff" loext:opacity="100%" style:font-name="Arial" fo:font-size="10pt" fo:language="es" fo:country="ES" fo:font-weight="bold" officeooo:rsid="019b84f5" officeooo:paragraph-rsid="01824045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921698" officeooo:paragraph-rsid="01824045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loext:graphic-properties draw:fill="solid" draw:fill-color="#dddddd" draw:opacity="100%"/>
      <style:paragraph-properties fo:background-color="#dddddd"/>
      <style:text-properties fo:color="#0000ff" loext:opacity="100%" style:font-name="Arial" fo:font-size="10pt" fo:language="es" fo:country="ES" fo:font-weight="bold" officeooo:rsid="0184b7b6" officeooo:paragraph-rsid="0184b7b6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 style:master-page-name="">
      <loext:graphic-properties draw:fill="none"/>
      <style:paragraph-properties fo:margin-left="0.4cm" fo:margin-right="0cm" fo:text-indent="-0.4cm" style:auto-text-indent="false" style:page-number="auto" fo:background-color="transparent"/>
      <style:text-properties fo:color="#000000" loext:opacity="100%" style:font-name="Arial" fo:font-size="10pt" fo:language="es" fo:country="ES" fo:font-weight="normal" officeooo:rsid="0181bdb6" officeooo:paragraph-rsid="0184b7b6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" style:family="paragraph" style:parent-style-name="Standard" style:list-style-name="L1">
      <style:text-properties officeooo:paragraph-rsid="0184b7b6"/>
    </style:style>
    <style:style style:name="P15" style:family="paragraph" style:parent-style-name="Standard" style:list-style-name="L1">
      <style:text-properties fo:color="#000000" loext:opacity="100%" style:font-name="Arial" fo:font-size="10pt" fo:language="es" fo:country="ES" fo:font-weight="normal" officeooo:rsid="01950d32" officeooo:paragraph-rsid="0184b7b6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6" style:family="paragraph" style:parent-style-name="Standard">
      <style:text-properties fo:color="#000000" loext:opacity="100%" style:font-name="Courier New" fo:font-size="10pt" fo:language="es" fo:country="ES" fo:font-weight="bold" officeooo:rsid="0181bdb6" officeooo:paragraph-rsid="0184b7b6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 style:list-style-name="L3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921698" officeooo:paragraph-rsid="0184b7b6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 style:list-style-name="L4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921698" officeooo:paragraph-rsid="0184b7b6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19b84f5" style:font-size-asian="10pt" style:font-size-complex="10pt"/>
    </style:style>
    <style:style style:name="T3" style:family="text">
      <style:text-properties officeooo:rsid="018fd709"/>
    </style:style>
    <style:style style:name="T4" style:family="text">
      <style:text-properties officeooo:rsid="01950d32"/>
    </style:style>
    <style:style style:name="T5" style:family="text">
      <style:text-properties officeooo:rsid="0191a9c1"/>
    </style:style>
    <style:style style:name="T6" style:family="text">
      <style:text-properties fo:color="#000000" loext:opacity="100%" style:font-name="Arial" fo:font-size="10pt" fo:language="es" fo:country="ES" fo:font-weight="normal" officeooo:rsid="0191a9c1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7" style:family="text">
      <style:text-properties fo:color="#000000" loext:opacity="100%" style:font-name="Arial" fo:font-size="10pt" fo:language="es" fo:country="ES" fo:font-weight="normal" officeooo:rsid="01950d32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8" style:family="text">
      <style:text-properties officeooo:rsid="0182ace3"/>
    </style:style>
    <style:style style:name="T9" style:family="text">
      <style:text-properties officeooo:rsid="0184b7b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<text:span text:style-name="T1">DE </text:span><text:span text:style-name="T2">CONVERSIÓN/COERCIÓN</text:span></text:p>
      <text:p text:style-name="P2"/>
      <text:p text:style-name="P3">null</text:p>
      <text:p text:style-name="P4">1. <text:span text:style-name="T3">Dada</text:span><text:span text:style-name="T4">s</text:span><text:span text:style-name="T3"> la</text:span><text:span text:style-name="T4">s</text:span><text:span text:style-name="T3"> siguiente expresión</text:span><text:span text:style-name="T4">es</text:span><text:span text:style-name="T3"> en PHP</text:span><text:span text:style-name="T4">, para cada una a</text:span><text:span text:style-name="T5">plicando las reglas de</text:span><text:span text:style-name="T4"> </text:span><text:span text:style-name="T5">orden de agrupación</text:span><text:span text:style-name="T4"> (</text:span><text:span text:style-name="T5">precedencia y asociatividad</text:span><text:span text:style-name="T4">) y </text:span><text:span text:style-name="T5">orden de evaluación</text:span><text:span text:style-name="T4">:</text:span></text:p>
      <text:list xml:id="list1864478487" text:style-name="L1">
        <text:list-item>
          <text:p text:style-name="P5"><text:span text:style-name="T6">pon paréntesis de forma que, sin modificar su funcionalidad, haga claro en qué orden se evalúa.</text:span><text:span text:style-name="T7"> </text:span></text:p>
        </text:list-item>
        <text:list-item>
          <text:p text:style-name="P6">indica el valor resultante de la expresión y de las variables, si las hay</text:p>
        </text:list-item>
      </text:list>
      <text:p text:style-name="P7"/>
      <table:table table:name="Tabla3" table:style-name="Tabla3">
        <table:table-column table:style-name="Tabla3.A"/>
        <table:table-row>
          <table:table-cell table:style-name="Tabla3.A1" office:value-type="string">
            <text:list xml:id="list1871070769" text:style-name="L2">
              <text:list-item>
                <text:p text:style-name="P8">$a1 = "hola";</text:p>
                <text:p text:style-name="P8">unset ($a1);</text:p>
                <text:p text:style-name="P8"/>
              </text:list-item>
              <text:list-item>
                <text:p text:style-name="P8">$a2 = null;</text:p>
                <text:p text:style-name="P8">$b2a = --$a2;</text:p>
                <text:p text:style-name="P8">$a2 -= 1;</text:p>
                <text:p text:style-name="P8"/>
              </text:list-item>
              <text:list-item>
                <text:p text:style-name="P8">$a3 = null - 1;</text:p>
                <text:p text:style-name="P8"/>
              </text:list-item>
              <text:list-item>
                <text:p text:style-name="P8">$a4 = NULL;</text:p>
                <text:p text:style-name="P8">$b4a = ( $a4 == $a4['lo']['que']['sea']);</text:p>
                <text:p text:style-name="P8">$b4b = ( $a4 === $a4['lo']['que']['sea']);</text:p>
                <text:p text:style-name="P8"/>
              </text:list-item>
              <text:list-item>
                <text:p text:style-name="P8">$a5 = (null - null) * 10;</text:p>
                <text:p text:style-name="P8"/>
              </text:list-item>
              <text:list-item>
                <text:p text:style-name="P8">$a6 = null;</text:p>
                <text:p text:style-name="P8">$lista['nombre'] = $a6['nombre'];</text:p>
                <text:p text:style-name="P8">$lista['edad'] <text:s text:c="2"/>= $a6['años'];</text:p>
                <text:p text:style-name="P8">var_dump($lista);</text:p>
                <text:p text:style-name="P8"/>
              </text:list-item>
              <text:list-item>
                <text:p text:style-name="P8">$a7 = null == "";</text:p>
                <text:p text:style-name="P8"/>
              </text:list-item>
              <text:list-item>
                <text:p text:style-name="P8">$a8 = null == [];</text:p>
                <text:p text:style-name="P8"/>
              </text:list-item>
              <text:list-item>
                <text:p text:style-name="P8">$a9 = null == array();</text:p>
              </text:list-item>
            </text:list>
          </table:table-cell>
        </table:table-row>
      </table:table>
      <text:p text:style-name="P7"/>
      <text:p text:style-name="P9"/>
      <text:p text:style-name="P10">Boolean</text:p>
      <text:p text:style-name="P4"><text:span text:style-name="T8">2</text:span>. <text:span text:style-name="T3">Dada</text:span><text:span text:style-name="T4">s</text:span><text:span text:style-name="T3"> la</text:span><text:span text:style-name="T4">s</text:span><text:span text:style-name="T3"> siguiente expresión</text:span><text:span text:style-name="T4">es</text:span><text:span text:style-name="T3"> en PHP</text:span><text:span text:style-name="T4">, para cada una a</text:span><text:span text:style-name="T5">plicando las reglas de</text:span><text:span text:style-name="T4"> </text:span><text:span text:style-name="T5">orden de agrupación</text:span><text:span text:style-name="T4"> (</text:span><text:span text:style-name="T5">precedencia y asociatividad</text:span><text:span text:style-name="T4">) y </text:span><text:span text:style-name="T5">orden de evaluación</text:span><text:span text:style-name="T4">:</text:span></text:p>
      <text:list xml:id="list201734504740413" text:continue-list="list1864478487" text:style-name="L1">
        <text:list-item>
          <text:p text:style-name="P5"><text:span text:style-name="T6">pon paréntesis de forma que, sin modificar su funcionalidad, haga claro en qué orden se evalúa.</text:span><text:span text:style-name="T7"> </text:span></text:p>
        </text:list-item>
        <text:list-item>
          <text:p text:style-name="P6">indica el valor resultante de la expresión y de las variables, si las hay</text:p>
        </text:list-item>
      </text:list>
      <text:p text:style-name="P7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list text:continue-list="list1871070769" text:style-name="L2">
              <text:list-item text:start-value="1">
                <text:p text:style-name="P11">$a1 = true + true + true;</text:p>
                <text:p text:style-name="P11"/>
              </text:list-item>
              <text:list-item>
                <text:p text:style-name="P11">$a2 = 3 * true;</text:p>
                <text:p text:style-name="P11"/>
              </text:list-item>
              <text:list-item>
                <text:p text:style-name="P11">$a3 = (bool) 0;</text:p>
                <text:p text:style-name="P11">$a3 = (bool) -0;</text:p>
                <text:p text:style-name="P11">$a3 = (bool) +0;</text:p>
                <text:p text:style-name="P11">$a3 = (bool) 0.0;</text:p>
                <text:p text:style-name="P11">$a3 = (bool) NAN;</text:p>
                <text:p text:style-name="P11"/>
              </text:list-item>
              <text:list-item>
                <text:p text:style-name="P11">$a4 = true / false;</text:p>
                <text:p text:style-name="P11"/>
              </text:list-item>
              <text:list-item>
                <text:p text:style-name="P11">$a5;</text:p>
                <text:p text:style-name="P11">$b5a = $a5 == false;</text:p>
                <text:p text:style-name="P11">$b5b = $a5 == true;</text:p>
                <text:p text:style-name="P11"/>
              </text:list-item>
              <text:list-item>
                <text:p text:style-name="P11">$a6 = (bool) [];</text:p>
                <text:p text:style-name="P11"/>
              </text:list-item>
              <text:list-item>
                <text:p text:style-name="P11">$a7 = (bool) "";</text:p>
                <text:p text:style-name="P11"/>
              </text:list-item>
              <text:list-item>
                <text:p text:style-name="P11">$a8 = (bool) "0";</text:p>
                <text:p text:style-name="P11"/>
              </text:list-item>
              <text:list-item>
                <text:p text:style-name="P11"><text:soft-page-break/>$a9 = (bool) "-0";</text:p>
                <text:p text:style-name="P11"/>
              </text:list-item>
              <text:list-item>
                <text:p text:style-name="P11">$a10 = (bool) "+0";</text:p>
                <text:p text:style-name="P11"/>
              </text:list-item>
              <text:list-item>
                <text:p text:style-name="P11">$a11 = (bool) "0000";</text:p>
                <text:p text:style-name="P11"/>
              </text:list-item>
              <text:list-item>
                <text:p text:style-name="P11">$a12 = (bool) "0E10";</text:p>
                <text:p text:style-name="P11"/>
              </text:list-item>
              <text:list-item>
                <text:p text:style-name="P11">$a13 = (bool) "0.0";</text:p>
                <text:p text:style-name="P11"/>
              </text:list-item>
              <text:list-item>
                <text:p text:style-name="P11">$a14 = (bool) "false";</text:p>
                <text:p text:style-name="P11"/>
              </text:list-item>
              <text:list-item>
                <text:p text:style-name="P11">$a15 = (bool) 0.00000000000000000001;</text:p>
                <text:p text:style-name="P11"/>
              </text:list-item>
              <text:list-item>
                <text:p text:style-name="P11">$a16 = (bool) ~0;<text:line-break/></text:p>
              </text:list-item>
              <text:list-item>
                <text:p text:style-name="P11">$a17 = (bool) new stdClass;</text:p>
              </text:list-item>
            </text:list>
          </table:table-cell>
        </table:table-row>
      </table:table>
      <text:p text:style-name="P7"/>
      <text:p text:style-name="P7"/>
      <text:p text:style-name="P12">int</text:p>
      <text:p text:style-name="P13"><text:span text:style-name="T9">3</text:span>. <text:span text:style-name="T3">Dada</text:span><text:span text:style-name="T4">s</text:span><text:span text:style-name="T3"> la</text:span><text:span text:style-name="T4">s</text:span><text:span text:style-name="T3"> siguiente expresión</text:span><text:span text:style-name="T4">es</text:span><text:span text:style-name="T3"> en PHP</text:span><text:span text:style-name="T4">, para cada una a</text:span><text:span text:style-name="T5">plicando las reglas de</text:span><text:span text:style-name="T4"> </text:span><text:span text:style-name="T5">orden de agrupación</text:span><text:span text:style-name="T4"> (</text:span><text:span text:style-name="T5">precedencia y asociatividad</text:span><text:span text:style-name="T4">) y </text:span><text:span text:style-name="T5">orden de evaluación</text:span><text:span text:style-name="T4">:</text:span></text:p>
      <text:list xml:id="list201733467680673" text:continue-list="list201734504740413" text:style-name="L1">
        <text:list-item>
          <text:p text:style-name="P14"><text:span text:style-name="T6">pon paréntesis de forma que, sin modificar su funcionalidad, haga claro en qué orden se evalúa.</text:span><text:span text:style-name="T7"> </text:span></text:p>
        </text:list-item>
        <text:list-item>
          <text:p text:style-name="P15">indica el valor resultante de la expresión y de las variables, si las hay</text:p>
        </text:list-item>
      </text:list>
      <text:p text:style-name="P16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list text:style-name="L3">
              <text:list-item text:start-value="1">
                <text:p text:style-name="P17">$a1 = is_integer(PHP_INT_MAX);</text:p>
                <text:p text:style-name="P17"/>
              </text:list-item>
              <text:list-item>
                <text:p text:style-name="P17">$a2 = is_integer(PHP_INT_MAX + 1);</text:p>
                <text:p text:style-name="P17"/>
              </text:list-item>
              <text:list-item>
                <text:p text:style-name="P17">$a3 = is_float(PHP_INT_MAX + 1);</text:p>
                <text:p text:style-name="P17"/>
              </text:list-item>
              <text:list-item>
                <text:p text:style-name="P17">$a4 = is_integer(PHP_INT_MIN - 1);</text:p>
                <text:p text:style-name="P17"/>
              </text:list-item>
              <text:list-item>
                <text:p text:style-name="P17">$a5 = is_float(PHP_INT_MIN - 1);</text:p>
                <text:p text:style-name="P17"/>
              </text:list-item>
              <text:list-item>
                <text:p text:style-name="P17">$a6 = is_integer((PHP_INT_MAX + 1) - 1);</text:p>
                <text:p text:style-name="P17"/>
              </text:list-item>
              <text:list-item>
                <text:p text:style-name="P17">$a7 = is_integer((PHP_INT_MAX - 1) + 1);</text:p>
                <text:p text:style-name="P17"/>
              </text:list-item>
              <text:list-item>
                <text:p text:style-name="P17">echo "En esta plataforma un entero en PHP tiene " . PHP_INT_SIZE * 8 . " bits";</text:p>
              </text:list-item>
            </text:list>
          </table:table-cell>
        </table:table-row>
      </table:table>
      <text:p text:style-name="P16"/>
      <text:p text:style-name="P16"/>
      <text:p text:style-name="P12">float</text:p>
      <text:p text:style-name="P13"><text:span text:style-name="T9">4</text:span>. <text:span text:style-name="T3">Dada</text:span><text:span text:style-name="T4">s</text:span><text:span text:style-name="T3"> la</text:span><text:span text:style-name="T4">s</text:span><text:span text:style-name="T3"> siguiente expresión</text:span><text:span text:style-name="T4">es</text:span><text:span text:style-name="T3"> en PHP</text:span><text:span text:style-name="T4">, para cada una a</text:span><text:span text:style-name="T5">plicando las reglas de</text:span><text:span text:style-name="T4"> </text:span><text:span text:style-name="T5">orden de agrupación</text:span><text:span text:style-name="T4"> (</text:span><text:span text:style-name="T5">precedencia y asociatividad</text:span><text:span text:style-name="T4">) y </text:span><text:span text:style-name="T5">orden de evaluación</text:span><text:span text:style-name="T4">:</text:span></text:p>
      <text:list text:continue-list="list201733467680673" text:style-name="L1">
        <text:list-item>
          <text:p text:style-name="P14"><text:span text:style-name="T6">pon paréntesis de forma que, sin modificar su funcionalidad, haga claro en qué orden se evalúa.</text:span><text:span text:style-name="T7"> </text:span></text:p>
        </text:list-item>
        <text:list-item>
          <text:p text:style-name="P15">indica el valor resultante de la expresión y de las variables, si las hay</text:p>
        </text:list-item>
      </text:list>
      <text:p text:style-name="P16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list text:style-name="L4">
              <text:list-item text:start-value="1">
                <text:p text:style-name="P18">echo PHP_FLOAT_EPSILON . PHP_EOL;</text:p>
                <text:p text:style-name="P18"/>
              </text:list-item>
              <text:list-item>
                <text:p text:style-name="P18">echo PHP_FLOAT_MAX;</text:p>
                <text:p text:style-name="P18"/>
              </text:list-item>
              <text:list-item>
                <text:p text:style-name="P18">echo PHP_FLOAT_MIN;</text:p>
                <text:p text:style-name="P18"/>
              </text:list-item>
              <text:list-item>
                <text:p text:style-name="P18">$a1 = 3.0000001;</text:p>
                <text:p text:style-name="P18">$b1 = 3.0000021;</text:p>
                <text:p text:style-name="P18">$miPrecision = 0.00001;</text:p>
                <text:p text:style-name="P18">echo abs($a1 - $b1) &lt; $miPrecision ? "Son iguales" : "Son distintos"<text:span text:style-name="T9">;</text:span> <text:s/></text:p>
              </text:list-item>
            </text:list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4.69cm" style:rel-column-width="2659*"/>
    </style:style>
    <style:style style:name="Tabla4.B" style:family="table-column">
      <style:table-column-properties style:column-width="11.912cm" style:rel-column-width="6753*"/>
    </style:style>
    <style:style style:name="Tabla4.C" style:family="table-column">
      <style:table-column-properties style:column-width="2.399cm" style:rel-column-width="1360*"/>
    </style:style>
    <style:style style:name="Tabla4.1" style:family="table-row">
      <style:table-row-properties style:min-row-height="0.893cm"/>
    </style:style>
    <style:style style:name="Tabla4.A1" style:family="table-cell">
      <style:table-cell-properties fo:padding="0.097cm" fo:border-left="none" fo:border-right="none" fo:border-top="none" fo:border-bottom="1pt solid #00ccff"/>
    </style:style>
    <style:style style:name="Tabla4.B1" style:family="table-cell">
      <style:table-cell-properties style:vertical-align="middle" fo:padding="0.097cm" fo:border-left="none" fo:border-right="none" fo:border-top="none" fo:border-bottom="1pt solid #00ccff"/>
    </style:style>
    <style:style style:name="MP1" style:family="paragraph" style:parent-style-name="Table_20_Contents">
      <style:text-properties fo:font-size="6pt" style:font-size-asian="6pt" style:font-size-complex="6pt"/>
    </style:style>
    <style:style style:name="MP2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11.402cm" style:type="right"/>
        </style:tab-stops>
      </style:paragraph-properties>
      <style:text-properties fo:font-size="9pt" officeooo:rsid="016f3fdd" officeooo:paragraph-rsid="016f3fdd" style:font-size-asian="9pt" style:font-size-complex="9pt"/>
    </style:style>
    <style:style style:name="MP3" style:family="paragraph" style:parent-style-name="Table_20_Contents">
      <style:paragraph-properties fo:text-align="center" style:justify-single-word="false">
        <style:tab-stops>
          <style:tab-stop style:position="4.498cm" style:type="center"/>
          <style:tab-stop style:position="11.606cm" style:type="right"/>
        </style:tab-stops>
      </style:paragraph-properties>
      <style:text-properties fo:font-size="11pt" officeooo:rsid="016f3fdd" officeooo:paragraph-rsid="0178389a" style:font-size-asian="11pt" style:font-size-complex="11pt"/>
    </style:style>
    <style:style style:name="MP4" style:family="paragraph" style:parent-style-name="Table_20_Contents">
      <style:text-properties fo:font-size="9pt" style:font-size-asian="9.44999980926514pt" style:font-size-complex="10.8000001907349pt"/>
    </style:style>
    <style:style style:name="MP5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MT1" style:family="text">
      <style:text-properties fo:color="#3399ff" loext:opacity="100%" style:font-name="Berlin Sans FB Demi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2" style:family="text">
      <style:text-properties fo:color="#00cc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3" style:family="text">
      <style:text-properties fo:color="#00ccff" loext:opacity="100%" style:font-name="Berlin Sans FB Demi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4" style:family="text">
      <style:text-properties fo:color="#00ccff" loext:opacity="100%" style:font-name="Berlin Sans FB Demi" fo:language="zxx" fo:country="none" fo:font-style="italic" fo:text-shadow="1pt 1pt" fo:font-weight="bold" officeooo:rsid="01876bdc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5" style:family="text">
      <style:text-properties fo:color="#b2b2b2" loext:opacity="100%" style:font-name="Berlin Sans FB Demi" fo:font-size="8pt" fo:language="zxx" fo:country="none" fo:font-style="italic" fo:text-shadow="1pt 1pt" fo:font-weight="bold" officeooo:rsid="0170ba8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6" style:family="text">
      <style:text-properties fo:color="#b2b2b2" loext:opacity="100%" style:font-name="Berlin Sans FB Demi" fo:font-size="8pt" fo:language="zxx" fo:country="none" fo:font-style="italic" fo:text-shadow="1pt 1pt" fo:font-weight="bold" officeooo:rsid="01876bdc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7" style:family="text">
      <style:text-properties fo:color="#9900ff" loext:opacity="100%" style:font-name="Berlin Sans FB Demi" fo:font-size="9pt" fo:language="zxx" fo:country="none" fo:font-style="italic" fo:text-shadow="1pt 1pt" fo:font-weight="bold" officeooo:rsid="0178389a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8" style:family="text">
      <style:text-properties fo:color="#9900ff" loext:opacity="100%" style:font-name="Berlin Sans FB Demi" fo:font-size="9pt" fo:language="zxx" fo:country="none" fo:font-style="italic" fo:text-shadow="1pt 1pt" fo:font-weight="bold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9" style:family="text">
      <style:text-properties fo:color="#9900ff" loext:opacity="100%" style:font-name="Berlin Sans FB Demi" fo:font-size="9pt" fo:language="zxx" fo:country="none" fo:font-style="italic" fo:text-shadow="1pt 1pt" fo:font-weight="bold" officeooo:rsid="0173d284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0" style:family="text">
      <style:text-properties fo:color="#9900ff" loext:opacity="100%" style:font-name="Berlin Sans FB Demi" fo:font-size="9pt" fo:language="zxx" fo:country="none" fo:font-style="italic" fo:text-shadow="1pt 1pt" fo:font-weight="bold" officeooo:rsid="01876bdc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1" style:family="text">
      <style:text-properties fo:color="#9900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2" style:family="text">
      <style:text-properties fo:color="#9900ff" loext:opacity="100%" style:font-name="Berlin Sans FB Demi" fo:language="zxx" fo:country="none" fo:font-style="italic" fo:text-shadow="1pt 1pt" fo:font-weight="bold" officeooo:rsid="0178389a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3" style:family="text">
      <style:text-properties fo:color="#6666ff" loext:opacity="100%" style:font-name="Berlin Sans FB Demi" fo:font-size="9pt" fo:language="zxx" fo:country="none" fo:font-style="italic" fo:text-shadow="1pt 1pt" fo:font-weight="bold" officeooo:rsid="017d298d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4" style:family="text">
      <style:text-properties fo:color="#6666ff" loext:opacity="100%" style:font-name="Berlin Sans FB Demi" fo:font-size="9pt" fo:language="zxx" fo:country="none" fo:font-style="italic" fo:text-shadow="1pt 1pt" fo:font-weight="bold" officeooo:rsid="0175db57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5" style:family="text">
      <style:text-properties fo:color="#6666ff" loext:opacity="100%" style:font-name="Berlin Sans FB Demi" fo:font-size="9pt" fo:language="zxx" fo:country="none" fo:font-style="italic" fo:text-shadow="1pt 1pt" fo:font-weight="bold" officeooo:rsid="017b841f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6" style:family="text">
      <style:text-properties fo:color="#6666ff" loext:opacity="100%" style:font-name="Berlin Sans FB Demi" fo:font-size="9pt" fo:language="zxx" fo:country="none" fo:font-style="italic" fo:text-shadow="1pt 1pt" fo:font-weight="bold" officeooo:rsid="01813a3f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99cm" fo:margin-left="0cm" fo:margin-right="0cm" fo:margin-bottom="0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9.7cm" fo:page-height="42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4" table:style-name="Tabla4">
          <table:table-column table:style-name="Tabla4.A"/>
          <table:table-column table:style-name="Tabla4.B"/>
          <table:table-column table:style-name="Tabla4.C"/>
          <table:table-row table:style-name="Tabla4.1">
            <table:table-cell table:style-name="Tabla4.A1" office:value-type="string">
              <text:p text:style-name="MP1"><draw:frame draw:style-name="Mfr1" draw:name="Imagen1" text:anchor-type="as-char" svg:width="4.232cm" svg:height="0.836cm" draw:z-index="5"><draw:image xlink:href="Pictures/100000000000208D00000671584EDD4B.jpg" xlink:type="simple" xlink:show="embed" xlink:actuate="onLoad" draw:mime-type="image/jpeg"/></draw:frame></text:p>
            </table:table-cell>
            <table:table-cell table:style-name="Tabla4.B1" office:value-type="string">
              <text:p text:style-name="MP2"><text:span text:style-name="MT1"><text:tab/></text:span><text:span text:style-name="MT2">CFGS </text:span><text:span text:style-name="MT3">D</text:span><text:span text:style-name="MT2">espregame</text:span><text:span text:style-name="MT4">n</text:span><text:span text:style-name="MT2">to de Aplicacións Web</text:span><text:span text:style-name="MT1"> <text:tab/></text:span><text:span text:style-name="MT5">Curso 202</text:span><text:span text:style-name="MT6">4</text:span><text:span text:style-name="MT5">/202</text:span><text:span text:style-name="MT6">5</text:span></text:p>
              <text:p text:style-name="MP3"><text:span text:style-name="MT7"><text:tab/></text:span><text:span text:style-name="MT8">M</text:span><text:span text:style-name="MT9">ódulo </text:span><text:span text:style-name="MT8">P</text:span><text:span text:style-name="MT9">rofesio</text:span><text:span text:style-name="MT10">n</text:span><text:span text:style-name="MT9">al:</text:span><text:span text:style-name="MT8"> <text:s/></text:span><text:span text:style-name="MT11">DWE</text:span><text:span text:style-name="MT12">S<text:tab/></text:span><text:span text:style-name="MT13">B</text:span><text:span text:style-name="MT14">oletín </text:span><text:span text:style-name="MT15">0</text:span><text:span text:style-name="MT16">9</text:span></text:p>
            </table:table-cell>
            <table:table-cell table:style-name="Tabla4.A1" office:value-type="string">
              <text:p text:style-name="MP4"><draw:frame draw:style-name="Mfr2" draw:name="Imagen8" text:anchor-type="as-char" svg:y="0.042cm" svg:width="2.127cm" svg:height="0.743cm" draw:z-index="3"><draw:image xlink:href="Pictures/100000000000013D0000006E50460692.jpg" xlink:type="simple" xlink:show="embed" xlink:actuate="onLoad" draw:mime-type="image/jpeg"/><svg:desc>D:\Datos\Documents\Educación\IES A Xunqueira II\Secretaría\Comunicación\Logos\Identidade corporativa\Marca Galicia\marca galicia.jpg</svg:desc><draw:contour-polygon svg:width="3.591cm" svg:height="1.218cm" svg:viewBox="0 0 3591 1218" draw:points="14,0 14,1218 3605,1218 3605,0" draw:recreate-on-edit="false"/></draw:frame></text:p>
            </table:table-cell>
          </table:table-row>
        </table:table>
        <text:p text:style-name="MP5"><text:tab/></text:p>
      </style:header>
      <style:footer>
        <text:p text:style-name="Footer"><draw:frame draw:style-name="Mfr3" draw:name="Imagen 3" text:anchor-type="char" svg:x="33.738cm" svg:y="-0.228cm" svg:width="5.948cm" svg:height="1.09cm" draw:z-index="1"><draw:image xlink:href="Pictures/100000000000075500000158BFC9A402.jpg" xlink:type="simple" xlink:show="embed" xlink:actuate="onLoad" draw:mime-type="image/jpeg"/></draw:frame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16H11M11S</meta:editing-duration>
    <meta:editing-cycles>316</meta:editing-cycles>
    <meta:generator>LibreOffice/24.8.1.2$Windows_X86_64 LibreOffice_project/87fa9aec1a63e70835390b81c40bb8993f1d4ff6</meta:generator>
    <dc:date>2024-09-18T20:17:32.861000000</dc:date>
    <meta:print-date>2020-01-09T12:56:09.293000000</meta:print-date>
    <meta:document-statistic meta:table-count="5" meta:image-count="3" meta:object-count="0" meta:page-count="2" meta:paragraph-count="77" meta:word-count="528" meta:character-count="2810" meta:non-whitespace-character-count="2389"/>
    <meta:user-defined meta:name="Info 1"/>
    <meta:user-defined meta:name="Info 2"/>
    <meta:user-defined meta:name="Info 3"/>
    <meta:user-defined meta:name="Info 4"/>
  </office:meta>
</office:document-meta>
</file>